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070da2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070da2" officeooo:paragraph-rsid="00070da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officeooo:paragraph-rsid="00030bae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0030bae"/>
    </style:style>
    <style:style style:name="P14" style:family="paragraph" style:parent-style-name="List_20_Paragraph" style:list-style-name="L8">
      <style:paragraph-properties fo:text-align="justify" style:justify-single-word="false"/>
      <style:text-properties officeooo:paragraph-rsid="00070da2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size="12pt" officeooo:paragraph-rsid="00030bae" style:font-size-asian="12pt" style:font-size-complex="12pt"/>
    </style:style>
    <style:style style:name="P16" style:family="paragraph" style:parent-style-name="List_20_Paragraph" style:list-style-name="L2">
      <style:paragraph-properties fo:text-align="justify" style:justify-single-word="false"/>
      <style:text-properties fo:font-size="12pt" officeooo:paragraph-rsid="00030bae" style:font-size-asian="12pt" style:font-size-complex="12pt"/>
    </style:style>
    <style:style style:name="P17" style:family="paragraph" style:parent-style-name="List_20_Paragraph" style:list-style-name="L2">
      <style:paragraph-properties fo:text-align="justify" style:justify-single-word="false"/>
      <style:text-properties fo:font-size="12pt" officeooo:rsid="00030bae" officeooo:paragraph-rsid="0004511c" style:font-size-asian="12pt" style:font-size-complex="12pt"/>
    </style:style>
    <style:style style:name="P18" style:family="paragraph" style:parent-style-name="List_20_Paragraph" style:list-style-name="L3">
      <style:paragraph-properties fo:text-align="justify" style:justify-single-word="false"/>
      <style:text-properties fo:font-size="12pt" officeooo:rsid="00030bae" officeooo:paragraph-rsid="0004511c" style:font-size-asian="12pt" style:font-size-complex="12pt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font-size="12pt" officeooo:rsid="00030bae" officeooo:paragraph-rsid="00030bae" style:font-size-asian="12pt" style:font-size-complex="12pt"/>
    </style:style>
    <style:style style:name="P20" style:family="paragraph" style:parent-style-name="List_20_Paragraph">
      <style:paragraph-properties fo:text-align="justify" style:justify-single-word="false"/>
      <style:text-properties fo:font-size="12pt" officeooo:rsid="00030bae" officeooo:paragraph-rsid="00030bae" style:font-size-asian="12pt" style:font-size-complex="12pt"/>
    </style:style>
    <style:style style:name="P21" style:family="paragraph" style:parent-style-name="List_20_Paragraph" style:list-style-name="L5">
      <style:paragraph-properties fo:text-align="justify" style:justify-single-word="false"/>
      <style:text-properties fo:font-size="12pt" officeooo:rsid="0004511c" officeooo:paragraph-rsid="0004511c" style:font-size-asian="12pt" style:font-size-complex="12pt"/>
    </style:style>
    <style:style style:name="P22" style:family="paragraph" style:parent-style-name="List_20_Paragraph" style:list-style-name="L6">
      <style:paragraph-properties fo:text-align="justify" style:justify-single-word="false"/>
      <style:text-properties fo:font-size="12pt" officeooo:rsid="0004511c" officeooo:paragraph-rsid="0004511c" style:font-size-asian="12pt" style:font-size-complex="12pt"/>
    </style:style>
    <style:style style:name="P23" style:family="paragraph" style:parent-style-name="List_20_Paragraph" style:list-style-name="L6">
      <style:paragraph-properties fo:text-align="justify" style:justify-single-word="false"/>
      <style:text-properties fo:font-size="12pt" officeooo:rsid="0004511c" officeooo:paragraph-rsid="00070da2" style:font-size-asian="12pt" style:font-size-complex="12pt"/>
    </style:style>
    <style:style style:name="P24" style:family="paragraph" style:parent-style-name="List_20_Paragraph">
      <style:paragraph-properties fo:text-align="justify" style:justify-single-word="false"/>
      <style:text-properties fo:font-size="12pt" officeooo:rsid="0004511c" officeooo:paragraph-rsid="0004511c" style:font-size-asian="12pt" style:font-size-complex="12pt"/>
    </style:style>
    <style:style style:name="P25" style:family="paragraph" style:parent-style-name="List_20_Paragraph" style:list-style-name="L7">
      <style:paragraph-properties fo:text-align="justify" style:justify-single-word="false"/>
      <style:text-properties fo:font-size="12pt" officeooo:rsid="00070da2" officeooo:paragraph-rsid="00070da2" style:font-size-asian="12pt" style:font-size-complex="12pt"/>
    </style:style>
    <style:style style:name="P26" style:family="paragraph" style:parent-style-name="List_20_Paragraph" style:list-style-name="L8">
      <style:paragraph-properties fo:text-align="justify" style:justify-single-word="false"/>
      <style:text-properties fo:font-size="12pt" officeooo:rsid="00070da2" officeooo:paragraph-rsid="00070da2" style:font-size-asian="12pt" style:font-size-complex="12pt"/>
    </style:style>
    <style:style style:name="P27" style:family="paragraph" style:parent-style-name="List_20_Paragraph" style:list-style-name="L8">
      <style:paragraph-properties fo:text-align="justify" style:justify-single-word="false"/>
      <style:text-properties fo:font-size="12pt" officeooo:rsid="0009010c" officeooo:paragraph-rsid="0009010c" style:font-size-asian="12pt" style:font-size-complex="12pt"/>
    </style:style>
    <style:style style:name="P28" style:family="paragraph" style:parent-style-name="List_20_Paragraph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officeooo:rsid="00030bae" officeooo:paragraph-rsid="00030bae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officeooo:rsid="00030bae" officeooo:paragraph-rsid="00030bae" style:font-size-asian="12pt" style:font-size-complex="12pt"/>
    </style:style>
    <style:style style:name="P31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fo:font-size="12pt" officeooo:rsid="00030bae" officeooo:paragraph-rsid="00030bae" style:font-size-asian="12pt" style:font-size-complex="12pt"/>
    </style:style>
    <style:style style:name="P32" style:family="paragraph" style:parent-style-name="List_20_Paragraph" style:list-style-name="L4">
      <style:paragraph-properties fo:margin-left="0cm" fo:margin-right="0cm" fo:text-align="justify" style:justify-single-word="false" fo:text-indent="0cm" style:auto-text-indent="false"/>
      <style:text-properties fo:font-size="12pt" officeooo:rsid="0004511c" officeooo:paragraph-rsid="0004511c" style:font-size-asian="12pt" style:font-size-complex="12pt"/>
    </style:style>
    <style:style style:name="P33" style:family="paragraph" style:parent-style-name="List_20_Paragraph" style:list-style-name="L4">
      <style:paragraph-properties fo:margin-left="0cm" fo:margin-right="0cm" fo:text-align="justify" style:justify-single-word="false" fo:text-indent="0cm" style:auto-text-indent="false"/>
      <style:text-properties officeooo:paragraph-rsid="0004511c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officeooo:rsid="00070da2" officeooo:paragraph-rsid="00070da2" style:font-size-asian="12pt" style:font-size-complex="12pt"/>
    </style:style>
    <style:style style:name="P35" style:family="paragraph" style:parent-style-name="List_20_Paragraph" style:list-style-name="L8">
      <style:paragraph-properties fo:margin-left="0cm" fo:margin-right="0cm" fo:text-align="justify" style:justify-single-word="false" fo:text-indent="0cm" style:auto-text-indent="false"/>
      <style:text-properties fo:font-size="12pt" officeooo:rsid="00070da2" officeooo:paragraph-rsid="00070da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0bae" style:font-size-asian="12pt" style:font-size-complex="12pt"/>
    </style:style>
    <style:style style:name="T3" style:family="text">
      <style:text-properties fo:font-size="12pt" officeooo:rsid="0004511c" style:font-size-asian="12pt" style:font-size-complex="12pt"/>
    </style:style>
    <style:style style:name="T4" style:family="text">
      <style:text-properties fo:font-size="12pt" officeooo:rsid="00070da2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030bae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04511c" style:font-size-asian="12pt" style:font-style-asian="italic" style:font-size-complex="12pt" style:font-style-complex="italic"/>
    </style:style>
    <style:style style:name="T8" style:family="text">
      <style:text-properties officeooo:rsid="00070da2"/>
    </style:style>
    <style:style style:name="T9" style:family="text">
      <style:text-properties officeooo:rsid="000451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Les participants :</text:p>
      <text:p text:style-name="P2">MASHRA Marwan</text:p>
      <text:p text:style-name="P7">CAO Anh <text:s text:c="129"/><text:span text:style-name="T9">Université de Montpellier</text:span></text:p>
      <text:p text:style-name="P9">HLIN303 – Système d’exploitation</text:p>
      <text:p text:style-name="P8">16 décembre 2019</text:p>
      <text:p text:style-name="P10">Rapport de Projet Huffman</text:p>
      <text:p text:style-name="P1"/>
      <text:p text:style-name="P2">L’archive de projet contient 3 fichiers :</text:p>
      <text:p text:style-name="P2"/>
      <text:list xml:id="list328944393" text:style-name="WWNum1">
        <text:list-item>
          <text:p text:style-name="P11"><text:span text:style-name="T5">compresseur_huffman.c</text:span><text:span text:style-name="T1"> :</text:span></text:p>
        </text:list-item>
      </text:list>
      <text:list xml:id="list138462115" text:style-name="L1">
        <text:list-item>
          <text:list>
            <text:list-item>
              <text:p text:style-name="P13"><text:span text:style-name="T1">./compresseur_huffman <text:s text:c="2"/>[nom de fichier original] <text:s text:c="3"/>[nom de fichier </text:span><text:span text:style-name="T2">après</text:span><text:span text:style-name="T1"> la compression]</text:span></text:p>
            </text:list-item>
            <text:list-item>
              <text:p text:style-name="P15">Le compresseur commence par lire le fichier originale, puis construire un tableau de fréquence pour tous les lettres ASCII 256. </text:p>
            </text:list-item>
            <text:list-item>
              <text:p text:style-name="P15">Un arbre est construit par la suite à base du tableau de fréquence. L’arbre est représenté par un tableau de 511 nœud.</text:p>
            </text:list-item>
            <text:list-item>
              <text:p text:style-name="P15"><text:s/>Chaque nœud est représenté par l’index de son père, son fils droit, son fils gauche ainsi que sa fréquence. </text:p>
            </text:list-item>
            <text:list-item>
              <text:p text:style-name="P15">Un code Huffman est généré pour chaque caractère présent dans l’arbre (1 en allant à droit et 0 en allant à gauche). </text:p>
            </text:list-item>
            <text:list-item>
              <text:p text:style-name="P15">Le fichier compressé est de la forme suivante : </text:p>
            </text:list-item>
            <text:list-item>
              <text:p text:style-name="P15">Taille : index1 : nbOcc1 : index2 : nbOcc2 : index3 : nbOcc3 : ……… #texte compressé</text:p>
            </text:list-item>
          </text:list>
        </text:list-item>
      </text:list>
      <text:list xml:id="list2824219385" text:style-name="L2">
        <text:list-item>
          <text:list>
            <text:list-item>
              <text:list>
                <text:list-item>
                  <text:p text:style-name="P16">Taille : est le nombre de bits écrits dans le texte compressé.</text:p>
                </text:list-item>
                <text:list-item>
                  <text:p text:style-name="P16"> : <text:s/>est un séparateur entre les nombres de l’entête.</text:p>
                </text:list-item>
                <text:list-item>
                  <text:p text:style-name="P16">Index est la valeur ASCII du caractère.</text:p>
                </text:list-item>
                <text:list-item>
                  <text:p text:style-name="P16">nbOcc est le nombre d’occurrence du caractère dans le fichier d’origine</text:p>
                </text:list-item>
                <text:list-item>
                  <text:p text:style-name="P16"># est le séparateur entre l’entête et le texte compressé</text:p>
                </text:list-item>
                <text:list-item>
                  <text:p text:style-name="P17">Le texte compressé est la substitution de chaque caractère par son code Huffman.</text:p>
                </text:list-item>
              </text:list>
            </text:list-item>
          </text:list>
        </text:list-item>
      </text:list>
      <text:list xml:id="list622850269" text:style-name="L3">
        <text:list-item>
          <text:p text:style-name="P18">L’écriture du texte compressé se fait en utilisant les opérateurs binaires. </text:p>
          <text:p text:style-name="P18"/>
        </text:list-item>
      </text:list>
      <text:list xml:id="list191408997695821" text:continue-list="list328944393" text:style-name="WWNum1">
        <text:list-header>
          <text:p text:style-name="P29"/>
        </text:list-header>
        <text:list-item>
          <text:p text:style-name="P12"><text:span text:style-name="T6">decompresseur_huffman.c</text:span><text:span text:style-name="T2"> :</text:span></text:p>
          <text:list>
            <text:list-item>
              <text:p text:style-name="P19">./decompresseur_huffman [nom de fichier compressé] [nom de fichier après la décompression]</text:p>
            </text:list-item>
            <text:list-item>
              <text:p text:style-name="P19">Le décompresser commence par lire l’entête pour reconstruire l’arbre.</text:p>
            </text:list-item>
            <text:list-item>
              <text:p text:style-name="P19">Il ouvre ensuite le fichier compressé en mode binaire et il le lit en bit par bit en utilisant les opérateurs binaires. </text:p>
            </text:list-item>
            <text:list-item>
              <text:p text:style-name="P19">Selon ce qu’il lit, il parcours l’arbre pour retrouver les caractères et les écrire dans le fichier décompressé.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0"/>
      <text:p text:style-name="P30"/>
      <text:p text:style-name="P20"/>
      <text:list xml:id="list803843404" text:style-name="L4">
        <text:list-header>
          <text:p text:style-name="P33"><text:span text:style-name="T3"><text:s text:c="7"/>3) <text:s text:c="2"/></text:span><text:span text:style-name="T7">huffman.py </text:span><text:span text:style-name="T3">:</text:span></text:p>
        </text:list-header>
      </text:list>
      <text:list xml:id="list1022106093" text:style-name="L5">
        <text:list-item>
          <text:p text:style-name="P21">huffman.py <text:tab/> [option] <text:s text:c="8"/>[nom de fichier]</text:p>
        </text:list-item>
      </text:list>
      <text:list xml:id="list3578326345" text:style-name="L6">
        <text:list-item>
          <text:p text:style-name="P22">[option] : vous devez impérativement choisir <text:span text:style-name="T8">une des deux option</text:span></text:p>
          <text:list>
            <text:list-item>
              <text:p text:style-name="P23">-<text:span text:style-name="T8">a  <text:s/>: pour archiver </text:span></text:p>
            </text:list-item>
            <text:list-item>
              <text:p text:style-name="P23"><text:span text:style-name="T8">-d  <text:s/>: pour désarchiver</text:span></text:p>
            </text:list-item>
          </text:list>
        </text:list-item>
      </text:list>
      <text:list xml:id="list3994375094" text:style-name="L7">
        <text:list-item>
          <text:p text:style-name="P25">[nom de fichier] : vous rentrez le nom de fichier (ou de dossier) que vous voulez archivez (ou désarchiver).</text:p>
        </text:list-item>
      </text:list>
      <text:p text:style-name="P34"/>
      <text:list xml:id="list1348879669" text:style-name="L8">
        <text:list-item>
          <text:p text:style-name="P26">Dans le cas d'archivage :</text:p>
          <text:list>
            <text:list-item>
              <text:p text:style-name="P14"><text:span text:style-name="T4"><text:s/>Le script python crée un fichier de passage qui est composé de deux parties :</text:span></text:p>
              <text:list>
                <text:list-item>
                  <text:list>
                    <text:list-item>
                      <text:p text:style-name="P26"><text:s/>La concaténation des fichiers textes qui sont dans le dossier à archiver. <text:s/></text:p>
                    </text:list-item>
                    <text:list-item>
                      <text:p text:style-name="P26">L’entête qui contient :</text:p>
                      <text:list>
                        <text:list-item>
                          <text:p text:style-name="P26">Le nombre de fichier.</text:p>
                        </text:list-item>
                        <text:list-item>
                          <text:p text:style-name="P26">Les noms des fichiers.</text:p>
                        </text:list-item>
                        <text:list-item>
                          <text:p text:style-name="P26">Le nombres de ligne dans chaque fichie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Le fichier de passage sera par la suite compressé à l’aide de compresseur huffman.</text:p>
            </text:list-item>
            <text:list-item>
              <text:p text:style-name="P26">Le fichier de passage et le dossier sont ensuite supprimés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Dans le cas de désarchivage :</text:p>
          <text:list>
            <text:list-item>
              <text:p text:style-name="P26">Le script python décompresse le fichier dans un fichier de passage à l’aide de décompresseur huffman. </text:p>
            </text:list-item>
            <text:list-item>
              <text:p text:style-name="P27">Il lit l’entête pour récupérer les informations sur les fichiers. </text:p>
            </text:list-item>
            <text:list-item>
              <text:p text:style-name="P26">Les dossiers nécessaires sont créés ainsi que les fichiers avec leur texte.</text:p>
            </text:list-item>
            <text:list-item>
              <text:p text:style-name="P26">Le fichier de passage et le fichier compressé sont par la suite supprimés.</text:p>
            </text:list-item>
          </text:list>
        </text:list-item>
      </text:list>
      <text:list xml:id="list191409032284678" text:continue-list="list803843404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8"/>
      <text:list xml:id="list184547876" text:style-name="WWNum2">
        <text:list-item>
          <text:list>
            <text:list-header>
              <text:p text:style-name="P31"/>
            </text:list-header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2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an Mashra</meta:initial-creator>
    <meta:editing-cycles>4</meta:editing-cycles>
    <meta:creation-date>2019-12-16T12:54:00</meta:creation-date>
    <dc:date>2019-12-16T19:14:07.816319942</dc:date>
    <meta:editing-duration>PT24M58S</meta:editing-duration>
    <meta:generator>LibreOffice/6.0.7.3$Linux_X86_64 LibreOffice_project/00m0$Build-3</meta:generator>
    <meta:document-statistic meta:table-count="0" meta:image-count="0" meta:object-count="0" meta:page-count="2" meta:paragraph-count="49" meta:word-count="502" meta:character-count="2980" meta:non-whitespace-character-count="2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